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teo Lo Piccolo - Progetto finale</text:p>
      <text:p text:style-name="P1"/>
      <text:p text:style-name="P2"><text:span text:style-name="T1">Aprile</text:span> : </text:p>
      <text:list xml:id="list2458489908796497235" text:style-name="L1">
        <text:list-item>
          <text:p text:style-name="P3">Movimento Player</text:p>
        </text:list-item>
        <text:list-item>
          <text:p text:style-name="P3">Attacco</text:p>
        </text:list-item>
        <text:list-item>
          <text:p text:style-name="P3">AI</text:p>
        </text:list-item>
      </text:list>
      <text:p text:style-name="P2"/>
      <text:p text:style-name="P6">Maggio</text:p>
      <text:list xml:id="list1354377410099296496" text:style-name="L2">
        <text:list-item>
          <text:p text:style-name="P4">UI</text:p>
        </text:list-item>
        <text:list-item>
          <text:p text:style-name="P4">Ability Sisytem (Buff / Debuff)</text:p>
        </text:list-item>
        <text:list-item>
          <text:p text:style-name="P4">Interaction with object</text:p>
        </text:list-item>
        <text:list-item>
          <text:p text:style-name="P4">GAS???</text:p>
        </text:list-item>
      </text:list>
      <text:p text:style-name="P6"/>
      <text:p text:style-name="P6">Giugno:</text:p>
      <text:list xml:id="list4640660420714907390" text:style-name="L3">
        <text:list-item>
          <text:p text:style-name="P5">Multiplayer?</text:p>
        </text:list-item>
        <text:list-item>
          <text:p text:style-name="P5">Audio / Sound?</text:p>
        </text:list-item>
        <text:list-item>
          <text:p text:style-name="P5">Packaging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eo  Lo Piccolo</meta:initial-creator>
    <meta:creation-date>2022-04-01T14:48:55.81</meta:creation-date>
    <meta:document-statistic meta:table-count="0" meta:image-count="0" meta:object-count="0" meta:page-count="1" meta:paragraph-count="14" meta:word-count="39" meta:character-count="190"/>
    <dc:date>2022-04-01T15:02:25.36</dc:date>
    <dc:creator>Matteo  Lo Piccolo</dc:creator>
    <meta:editing-duration>PT13M30S</meta:editing-duration>
    <meta:editing-cycles>1</meta:editing-cycles>
    <meta:generator>OpenOffice/4.1.11$Win32 OpenOffice.org_project/4111m1$Build-9808</meta:generator>
  </office:meta>
</office:document-meta>
</file>